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stern Illinois (5-10, 0-1 Summit)</text:p>
          </table:table-cell>
          <table:table-cell office:value-type="string">
            <text:p>24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South Dakota (7-6, 1-0 Summit)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51</text:p>
          </table:table-cell>
          <table:table-cell office:value-type="string">
            <text:p>.13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39</text:p>
          </table:table-cell>
          <table:table-cell office:value-type="string">
            <text:p>.02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48</text:p>
          </table:table-cell>
          <table:table-cell office:value-type="string">
            <text:p>.29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.182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034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8</text:p>
          </table:table-cell>
          <table:table-cell office:value-type="string">
            <text:p>61</text:p>
          </table:table-cell>
          <table:table-cell office:value-type="string">
            <text:p>.18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38</text:p>
          </table:table-cell>
          <table:table-cell office:value-type="string">
            <text:p>.18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42</text:p>
          </table:table-cell>
          <table:table-cell office:value-type="string">
            <text:p>.14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.265</text:p>
          </table:table-cell>
        </table:table-row>
      </table:table>
      <table:table table:name="Sheet 2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ela Gra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09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000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13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55</text:p>
          </table:table-cell>
          <table:table-cell office:value-type="string">
            <text:p>.01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33</text:p>
          </table:table-cell>
          <table:table-cell office:value-type="string">
            <text:p>.57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3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exi Kolschefski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8</text:p>
          </table:table-cell>
          <table:table-cell office:value-type="string">
            <text:p>29</text:p>
          </table:table-cell>
          <table:table-cell office:value-type="string">
            <text:p>200</text:p>
          </table:table-cell>
          <table:table-cell office:value-type="string">
            <text:p>.145</text:p>
          </table:table-cell>
          <table:table-cell office:value-type="string">
            <text:p>54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01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2.0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188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.48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60</text:p>
          </table:table-cell>
          <table:table-cell office:value-type="string">
            <text:p>.1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57</text:p>
          </table:table-cell>
          <table:table-cell office:value-type="string">
            <text:p>.12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0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7</text:p>
          </table:table-cell>
          <table:table-cell office:value-type="string">
            <text:p>28</text:p>
          </table:table-cell>
          <table:table-cell office:value-type="string">
            <text:p>211</text:p>
          </table:table-cell>
          <table:table-cell office:value-type="string">
            <text:p>.185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99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7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